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F8C00000FC40000052E28188D7551A111C7.svg" manifest:media-type="image/svg+xml"/>
  <manifest:file-entry manifest:full-path="Pictures/1000020100000099000000324A27F0A720A8D36B.png" manifest:media-type="image/png"/>
  <manifest:file-entry manifest:full-path="Pictures/100002010000006900000045222D4B1C3F9C1833.png" manifest:media-type="image/png"/>
  <manifest:file-entry manifest:full-path="Pictures/100037F300000ADA0000072217AA086E5B1802D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1.819cm" fo:min-width="7.459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5da9" draw:marker-start-width="0.509cm" draw:marker-end-width="0.509cm" draw:fill="none" draw:textarea-horizontal-align="justify" draw:textarea-vertical-align="middle" draw:auto-grow-height="false" fo:min-height="1.819cm" fo:min-width="7.458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5da9" draw:marker-start-width="0.509cm" draw:marker-end-width="0.509cm" draw:fill="none" draw:textarea-horizontal-align="justify" draw:textarea-vertical-align="middle" draw:auto-grow-height="false" fo:min-height="1.819cm" fo:min-width="7.461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5da9" draw:marker-start-width="0.509cm" draw:marker-end-width="0.509cm" draw:fill="none" draw:textarea-horizontal-align="justify" draw:textarea-vertical-align="middle" draw:auto-grow-height="false" fo:min-height="1.819cm" fo:min-width="7.46cm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76cm" svg:stroke-color="#333333" draw:marker-start-width="0.336cm" draw:marker-end="Arrow" draw:marker-end-width="0.508cm" draw:fill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076cm" svg:stroke-color="#333333" draw:marker-start-width="0.419cm" draw:marker-end="Arrow" draw:marker-end-width="0.622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76cm" svg:stroke-color="#333333" draw:marker-start-width="0.419cm" draw:marker-end="Arrow" draw:marker-end-width="0.419cm" draw:fill="none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7.673cm"/>
    </style:style>
    <style:style style:name="gr10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1.819cm" fo:min-width="7.458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8.16cm"/>
    </style:style>
    <style:style style:name="P1" style:family="paragraph">
      <style:paragraph-properties fo:margin-left="0.254cm" fo:margin-right="0cm" fo:text-align="start" fo:text-indent="0cm" style:writing-mode="lr-tb"/>
      <style:text-properties fo:color="#ed1c24" style:font-name="Arial" fo:font-size="32pt" fo:language="ru" fo:country="RU" fo:font-weight="normal" style:font-size-asian="32pt" style:font-weight-asian="normal" style:font-size-complex="32pt" style:font-weight-complex="normal"/>
    </style:style>
    <style:style style:name="P2" style:family="paragraph">
      <loext:graphic-properties draw:fill="none"/>
      <style:paragraph-properties fo:margin-left="0.254cm" fo:margin-right="0cm" fo:text-align="start" fo:text-indent="0cm" style:writing-mode="lr-tb"/>
      <style:text-properties fo:color="#ed1c24" style:font-name="Arial" fo:font-size="32pt" fo:language="ru" fo:country="RU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.254cm" fo:margin-right="0cm" fo:text-align="start" fo:text-indent="0cm" style:writing-mode="lr-tb"/>
      <style:text-properties fo:color="#005da9" fo:font-size="32pt" fo:language="ru" fo:country="RU" style:font-size-asian="32pt" style:font-size-complex="32pt"/>
    </style:style>
    <style:style style:name="P4" style:family="paragraph">
      <loext:graphic-properties draw:fill="none"/>
      <style:paragraph-properties fo:margin-left="0.254cm" fo:margin-right="0cm" fo:text-align="start" fo:text-indent="0cm" style:writing-mode="lr-tb"/>
      <style:text-properties fo:color="#005da9" fo:font-size="32pt" fo:language="ru" fo:country="RU" style:font-size-asian="32pt" style:font-size-complex="32pt"/>
    </style:style>
    <style:style style:name="P5" style:family="paragraph">
      <style:paragraph-properties fo:margin-left="0.254cm" fo:margin-right="0cm" fo:text-align="start" fo:text-indent="0cm" style:writing-mode="lr-tb"/>
      <style:text-properties fo:color="#005da9" style:font-name="Arial" fo:font-size="32pt" fo:language="ru" fo:country="RU" style:font-size-asian="32pt" style:font-size-complex="32pt"/>
    </style:style>
    <style:style style:name="P6" style:family="paragraph">
      <loext:graphic-properties draw:fill="none"/>
      <style:paragraph-properties fo:margin-left="0.254cm" fo:margin-right="0cm" fo:text-align="start" fo:text-indent="0cm" style:writing-mode="lr-tb"/>
      <style:text-properties fo:color="#005da9" style:font-name="Arial" fo:font-size="32pt" fo:language="ru" fo:country="RU" style:font-size-asian="32pt" style:font-size-complex="32pt"/>
    </style:style>
    <style:style style:name="P7" style:family="paragraph">
      <loext:graphic-properties draw:fill="none"/>
      <style:paragraph-properties fo:text-align="center"/>
      <style:text-properties fo:language="ru" fo:country="RU"/>
    </style:style>
    <style:style style:name="P8" style:family="paragraph">
      <loext:graphic-properties draw:fill="none" draw:fill-color="#ffffff"/>
      <style:paragraph-properties style:writing-mode="lr-tb"/>
      <style:text-properties fo:color="#333333" style:font-name="Times New Roman" fo:font-size="24pt" fo:letter-spacing="normal" fo:language="ru" fo:country="RU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color="#ed1c24" style:font-name="Arial" fo:font-size="32pt" fo:language="ru" fo:country="RU" fo:font-weight="normal" style:font-size-asian="32pt" style:font-weight-asian="normal" style:font-size-complex="32pt" style:font-weight-complex="normal"/>
    </style:style>
    <style:style style:name="T2" style:family="text">
      <style:text-properties fo:color="#005da9" fo:font-size="32pt" fo:language="ru" fo:country="RU" style:font-size-asian="32pt" style:font-size-complex="32pt"/>
    </style:style>
    <style:style style:name="T3" style:family="text">
      <style:text-properties fo:color="#005da9" style:font-name="Arial" fo:font-size="32pt" fo:language="ru" fo:country="RU" style:font-size-asian="32pt" style:font-size-complex="32pt"/>
    </style:style>
    <style:style style:name="T4" style:family="text">
      <style:text-properties fo:color="#333333" style:font-name="Times New Roman" fo:font-size="22pt" fo:letter-spacing="normal" fo:language="ru" fo:country="RU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61cm" svg:height="2.171cm" svg:x="1.039cm" svg:y="2.768cm">
          <text:p text:style-name="P1"><text:span text:style-name="T1">DNSKE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06cm" svg:height="2.171cm" svg:x="1.04cm" svg:y="13.929cm">
          <text:p text:style-name="P3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063cm" svg:height="2.171cm" svg:x="1.037cm" svg:y="11.484cm">
          <text:p text:style-name="P5"><text:span text:style-name="T3">N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062cm" svg:height="2.171cm" svg:x="1.038cm" svg:y="9.079cm">
          <text:p text:style-name="P5"><text:span text:style-name="T3">SOA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777cm" svg:height="1.825cm" svg:x="7.523cm" svg:y="3.875cm">
          <draw:image xlink:href="Pictures/100037F300000ADA0000072217AA086E5B1802DC.svg" xlink:type="simple" xlink:show="embed" xlink:actuate="onLoad">
            <text:p/>
          </draw:image>
          <draw:image xlink:href="Pictures/100002010000006900000045222D4B1C3F9C1833.png" xlink:type="simple" xlink:show="embed" xlink:actuate="onLoad"/>
        </draw:frame>
        <draw:path draw:style-name="gr6" draw:text-style-name="P7" draw:layer="layout" svg:width="2.557cm" svg:height="1.933cm" svg:x="9.102cm" svg:y="2.4cm" svg:viewBox="0 0 2558 1934" svg:d="M0 610c2681-2307 4071 2811 0 878">
          <text:p/>
        </draw:path>
        <draw:path draw:style-name="gr7" draw:text-style-name="P7" draw:layer="layout" svg:width="2.21cm" svg:height="2.829cm" draw:transform="rotate (-0.0370009801422804) translate (9.102cm 7.758cm)" svg:viewBox="0 0 2211 2830" svg:d="M0 0c4632 371 633 3367 101 2746">
          <text:p/>
        </draw:path>
        <draw:path draw:style-name="gr7" draw:text-style-name="P7" draw:layer="layout" svg:width="3.938cm" svg:height="5.202cm" draw:transform="skewX (-9.08810376246723E-017) rotate (-0.794124809657421) translate (10.2002085491449cm 6.67879346442508cm)" svg:viewBox="0 0 3939 5203" svg:d="M0 1540c4372-4837 4152 3228 3725 3663">
          <text:p/>
        </draw:path>
        <draw:path draw:style-name="gr8" draw:text-style-name="P7" draw:layer="layout" svg:width="6.457cm" svg:height="7.174cm" draw:transform="rotate (-1.00338978697154) translate (11.7291000208923cm 6.18268900227665cm)" svg:viewBox="0 0 6458 7175" svg:d="M0 2912c4010-8627 7067 4706 6354 4252">
          <text:p/>
        </draw:path>
        <draw:frame draw:style-name="gr9" draw:text-style-name="P8" draw:layer="layout" svg:width="8.173cm" svg:height="1.11cm" svg:x="0.946cm" svg:y="1.538cm">
          <draw:text-box>
            <text:p><text:span text:style-name="T4">Key-signing key (KSK)</text:span></text:p>
          </draw:text-box>
        </draw:frame>
        <draw:path draw:style-name="gr7" draw:text-style-name="P7" draw:layer="layout" svg:width="2.213cm" svg:height="3.059cm" draw:transform="rotate (-0.0370009801422804) translate (9.102cm 4.334cm)" svg:viewBox="0 0 2214 3060" svg:d="M0 0c4632 371 644 3602 111 2981">
          <text:p/>
        </draw:path>
        <draw:custom-shape draw:style-name="gr10" draw:text-style-name="P2" draw:layer="layout" svg:width="8.06cm" svg:height="2.171cm" svg:x="1.04cm" svg:y="6.635cm">
          <text:p text:style-name="P1"><text:span text:style-name="T1">DNSKEY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777cm" svg:height="1.825cm" svg:x="7.7cm" svg:y="7.375cm">
          <draw:image xlink:href="Pictures/100037F300000ADA0000072217AA086E5B1802DC.svg" xlink:type="simple" xlink:show="embed" xlink:actuate="onLoad">
            <text:p/>
          </draw:image>
          <draw:image xlink:href="Pictures/100002010000006900000045222D4B1C3F9C1833.png" xlink:type="simple" xlink:show="embed" xlink:actuate="onLoad"/>
        </draw:frame>
        <draw:frame draw:style-name="gr11" draw:text-style-name="P8" draw:layer="layout" svg:width="8.66cm" svg:height="1.11cm" svg:x="1.04cm" svg:y="5.337cm">
          <draw:text-box>
            <text:p><text:span text:style-name="T4">Zone-signing key (ZSK)</text:span></text:p>
          </draw:text-box>
        </draw:frame>
        <draw:frame draw:style-name="gr5" draw:text-style-name="P7" draw:layer="layout" svg:width="1.887cm" svg:height="0.619cm" svg:x="8.113cm" svg:y="10.681cm">
          <draw:image xlink:href="Pictures/10000F8C00000FC40000052E28188D7551A111C7.svg" xlink:type="simple" xlink:show="embed" xlink:actuate="onLoad">
            <text:p/>
          </draw:image>
          <draw:image xlink:href="Pictures/1000020100000099000000324A27F0A720A8D36B.png" xlink:type="simple" xlink:show="embed" xlink:actuate="onLoad"/>
        </draw:frame>
        <draw:frame draw:style-name="gr5" draw:text-style-name="P7" draw:layer="layout" svg:width="1.887cm" svg:height="0.619cm" svg:x="8.113cm" svg:y="13.081cm">
          <draw:image xlink:href="Pictures/10000F8C00000FC40000052E28188D7551A111C7.svg" xlink:type="simple" xlink:show="embed" xlink:actuate="onLoad">
            <text:p/>
          </draw:image>
          <draw:image xlink:href="Pictures/1000020100000099000000324A27F0A720A8D36B.png" xlink:type="simple" xlink:show="embed" xlink:actuate="onLoad"/>
        </draw:frame>
        <draw:frame draw:style-name="gr5" draw:text-style-name="P7" draw:layer="layout" svg:width="1.887cm" svg:height="0.619cm" svg:x="8.113cm" svg:y="15.581cm">
          <draw:image xlink:href="Pictures/10000F8C00000FC40000052E28188D7551A111C7.svg" xlink:type="simple" xlink:show="embed" xlink:actuate="onLoad">
            <text:p/>
          </draw:image>
          <draw:image xlink:href="Pictures/1000020100000099000000324A27F0A720A8D36B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2T20:14:47.096950301</meta:creation-date>
    <dc:date>2021-09-12T23:05:15.590058405</dc:date>
    <meta:editing-duration>PT23M17S</meta:editing-duration>
    <meta:editing-cycles>6</meta:editing-cycles>
    <meta:generator>LibreOffice/5.1.6.2$Linux_X86_64 LibreOffice_project/10m0$Build-2</meta:generator>
    <meta:document-statistic meta:object-count="17"/>
  </office:meta>
</office:document-meta>
</file>